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, Helvetica, sans-serif, 'Comic Sans MS'"/>
    <style:font-face style:name="Arial2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text-properties style:font-name="Arial2" fo:font-size="10pt"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3" fo:font-size="12pt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justify" style:justify-single-word="false"/>
      <style:text-properties style:font-name="Arial"/>
    </style:style>
    <style:style style:name="P9" style:family="paragraph" style:parent-style-name="Text_20_body">
      <style:paragraph-properties fo:margin-top="0cm" fo:margin-bottom="0cm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3" fo:font-size="12pt"/>
    </style:style>
    <style:style style:name="T3" style:family="text">
      <style:text-properties fo:font-variant="normal" fo:text-transform="none" style:font-name="Arial3" fo:font-size="12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que resgata a história do Software Livre no Brasil é lançado no fisl13</text:p>
      <text:p text:style-name="P3"><text:s text:c="2"/><text:span text:style-name="T1">Anúncio contou com a presença de diversos curadores da obra digital durante o terceiro dia do 13º Fórum Internacional Software Livre</text:span></text:p>
      <text:p text:style-name="P3"/>
      <text:p text:style-name="P2">Uma obra digital histórica, feita de forma colaborativa. Este é o conceito do projeto que foi lançado na manhã desta sexta-feira, dia 27, pela Associação Software Livre.Org, Governo e Secretarias da Comunicação e Educação do RS, PROCERGS e curadores convidados. A obra digital conterá informações sobre a história do Software Livre no Brasil e será escrita de forma colaborativa, com o conhecimento da comunidade. </text:p>
      <text:p text:style-name="P2"/>
      <text:p text:style-name="P2">De acordo com o Diretor de Inclusão Digital da Secretaria de Comunicação e Inclusão Digital, Gérson Barrey, a obra digital em memória da história do Software Livre terá uma versão impressa e será lançada na próxima edição do Fórum Internacional Software Livre, em 2013. </text:p>
      <text:p text:style-name="P2"/>
      <text:p text:style-name="P2">Fazem parte da Curadoria: Ricardo Frtisch, Coordenador-Geral da Associação Software Livre.Org (ASL), Marcelo Branco, coordenador geral das primeiras cinco edições do fisl, um dos fundadores do Projeto Software Livre Brasil e duas vezes coordenador geral da Campus Party, <text:s/>Alexandre Oliva, fundador e conselheiro da Fundação Software Livre América Latina, Cláudio Brito, Vice-Presidente da Procergs, Vera Spolidoro, Secretária de Estado de Comunicação e Inclusão Digital, Sérgio Amadeu, integrante do Comitê Gestor da CGI/ Brasil, Ysadora Córdoba, da W3C, entre outros. <text:s/></text:p>
      <text:p text:style-name="P2"/>
      <text:p text:style-name="P8"><text:span text:style-name="Strong_20_Emphasis"><text:span text:style-name="T2">Sobre o Fórum Internacional Software Livre (fisl)</text:span></text:span></text:p>
      <text:p text:style-name="P6">O Fórum Internacional de Software Livre (fisl) acontece desde o ano 2000 - chegando em sua 13ª edição. É considerado o mais consolidado evento da área na América Latina e um dos maiores do mundo. Fundado nos  ideais  construídos  inicialmente  pelo físico e programador Richard  Stallman  e,  posteriormente,  pela comunidade  de  hackers  e  desenvolvedores  do  sistema  operacional  GNU/Linux, o fisl surgiu de uma mobilização em prol da luta pela liberdade e autonomia tecnológica do país. O  evento  é  o momento  de  encontro  físico  de  muitas  pessoas do de diversas partes do mundo que  se  conhecem  e  trabalham  apenas 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Text_20_body"><text:span text:style-name="Strong_20_Emphasis"><text:span text:style-name="T2">Porto Alegre, 27 de julho de 2012</text:span></text:span></text:p>
      <text:p text:style-name="P7"><text:span text:style-name="Strong_20_Emphasis"><text:span text:style-name="T3"><text:line-break/></text:span></text:span><text:span text:style-name="T3">Núcleo de Atendimento 13° Fórum Internacional de Software Livre<text:line-break/>Coordenação: Nicole Carvalho – </text:span><text:a xlink:type="simple" xlink:href="http://unica.relazione.com.br/tec-atualiza-estat-clique.php?rlzto=%25$$$%25bWFpbHRvOm5pY29sZUBlbmZhdG8uY29tLmJy&amp;idNewsletter=NDM5MA==&amp;idAssinante=NzEzMw==&amp;IdLink=NDgxMTU=&amp;idCliente=MTc4&amp;sobra=" office:target-frame-name="_blank" xlink:show="new"><text:span text:style-name="T3">nicole@enfato.com.br</text:span></text:a><text:span text:style-name="T3"> – 51 8118.1501<text:line-break/>Direção:Mariana Turkenicz– </text:span><text:a xlink:type="simple" xlink:href="http://unica.relazione.com.br/tec-atualiza-estat-clique.php?rlzto=%25$$$%25bWFpbHRvOm1hcmlhbmFAZW5mYXRvLmNvbS5icg==&amp;idNewsletter=NDM5MA==&amp;idAssinante=NzEzMw==&amp;IdLink=NDgxMTY=&amp;idCliente=MTc4&amp;sobra=" office:target-frame-name="_blank" xlink:show="new"><text:span text:style-name="T3">mariana@enfato.com.br</text:span></text:a><text:span text:style-name="T3"> – 51 8121.7062<text:line-break/><text:line-break/>Enfato Comunicação Empresarial<text:line-break/>51 30.261.261<text:line-break/></text:span><text:a xlink:type="simple" xlink:href="http://unica.relazione.com.br/tec-atualiza-estat-clique.php?rlzto=%25$$$%25aHR0cDovL3d3dy5lbmZhdG8uY29tLmJyLw==&amp;idNewsletter=NDM5MA==&amp;idAssinante=NzEzMw==&amp;IdLink=NDgxMTg=&amp;idCliente=MTc4&amp;sobra=" office:target-frame-name="_blank" xlink:show="new"><text:span text:style-name="T3">www.enfato.com.br</text:span></text:a></text:p>
      <text:p text:style-name="P9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Arial1" svg:font-family="Arial, Helvetica, sans-serif, 'Comic Sans MS'"/>
    <style:font-face style:name="Arial2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7T09:56:40</meta:creation-date>
    <dc:date>2012-07-28T10:53:53</dc:date>
    <dc:creator>Fisl 13 </dc:creator>
    <meta:editing-duration>PT20H18M28S</meta:editing-duration>
    <meta:editing-cycles>35</meta:editing-cycles>
    <meta:generator>LibreOffice/3.5$Linux_x86 LibreOffice_project/350m1$Build-3</meta:generator>
    <meta:document-statistic meta:table-count="0" meta:image-count="0" meta:object-count="0" meta:page-count="1" meta:paragraph-count="9" meta:word-count="398" meta:character-count="2677" meta:non-whitespace-character-count="2247"/>
  </office:meta>
</office:document-meta>
</file>